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Heading_20_2">
      <style:text-properties officeooo:paragraph-rsid="00b6e89a"/>
    </style:style>
    <style:style style:name="P23" style:family="paragraph" style:parent-style-name="Table_20_Contents">
      <style:text-properties officeooo:rsid="00b6e89a" officeooo:paragraph-rsid="00b6e89a"/>
    </style:style>
    <style:style style:name="P24" style:family="paragraph" style:parent-style-name="Text_20_body">
      <style:text-properties officeooo:rsid="00b8d34a" officeooo:paragraph-rsid="00b8d34a"/>
    </style:style>
    <style:style style:name="P25" style:family="paragraph" style:parent-style-name="Heading_20_2">
      <style:text-properties officeooo:rsid="00cb93a5" officeooo:paragraph-rsid="00cb93a5"/>
    </style:style>
    <style:style style:name="P26" style:family="paragraph" style:parent-style-name="Table_20_Heading">
      <style:text-properties officeooo:paragraph-rsid="00cb93a5"/>
    </style:style>
    <style:style style:name="P27" style:family="paragraph" style:parent-style-name="Table_20_Contents">
      <style:text-properties officeooo:rsid="00cb93a5" officeooo:paragraph-rsid="00cb93a5"/>
    </style:style>
    <style:style style:name="P28" style:family="paragraph" style:parent-style-name="Text_20_body">
      <style:text-properties officeooo:rsid="00cbc65d" officeooo:paragraph-rsid="00cbc65d"/>
    </style:style>
    <style:style style:name="P2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1" style:family="paragraph" style:parent-style-name="Table_20_Heading">
      <style:text-properties officeooo:paragraph-rsid="00bc8d62"/>
    </style:style>
    <style:style style:name="P32" style:family="paragraph" style:parent-style-name="Table_20_Contents">
      <style:text-properties officeooo:rsid="00bc8d62" officeooo:paragraph-rsid="00bc8d62"/>
    </style:style>
    <style:style style:name="P33" style:family="paragraph" style:parent-style-name="Text_20_body">
      <style:text-properties officeooo:rsid="00bc8d62" officeooo:paragraph-rsid="00bc8d62"/>
    </style:style>
    <style:style style:name="P34" style:family="paragraph" style:parent-style-name="Text_20_body">
      <style:text-properties officeooo:rsid="00bdbf47" officeooo:paragraph-rsid="00bf560e"/>
    </style:style>
    <style:style style:name="P35" style:family="paragraph" style:parent-style-name="Text_20_body">
      <style:text-properties officeooo:rsid="00bdbf47" officeooo:paragraph-rsid="00bdbf47"/>
    </style:style>
    <style:style style:name="P36" style:family="paragraph" style:parent-style-name="Text_20_body">
      <style:text-properties officeooo:rsid="00bf560e" officeooo:paragraph-rsid="00bf560e"/>
    </style:style>
    <style:style style:name="P37" style:family="paragraph" style:parent-style-name="Text_20_body">
      <style:text-properties officeooo:rsid="00bf560e" officeooo:paragraph-rsid="00c1113a"/>
    </style:style>
    <style:style style:name="P38" style:family="paragraph" style:parent-style-name="Text_20_body">
      <style:text-properties officeooo:rsid="00c1113a" officeooo:paragraph-rsid="00c1113a"/>
    </style:style>
    <style:style style:name="P39" style:family="paragraph" style:parent-style-name="Preformatted_20_Text">
      <style:text-properties fo:font-size="9pt" officeooo:rsid="00c1113a" style:font-size-asian="9pt" style:font-size-complex="9pt"/>
    </style:style>
    <style:style style:name="P40" style:family="paragraph" style:parent-style-name="Text_20_body">
      <style:text-properties officeooo:rsid="00c27cc8" officeooo:paragraph-rsid="00c27cc8"/>
    </style:style>
    <style:style style:name="P41" style:family="paragraph" style:parent-style-name="Preformatted_20_Text">
      <style:text-properties fo:font-size="9pt" fo:font-weight="bold" style:font-size-asian="9pt" style:font-weight-asian="bold" style:font-size-complex="9pt" style:font-weight-complex="bold"/>
    </style:style>
    <style:style style:name="P4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43" style:family="paragraph" style:parent-style-name="Preformatted_20_Text">
      <style:text-properties fo:font-size="9pt" fo:font-weight="bold" officeooo:paragraph-rsid="00c27cc8" style:font-size-asian="9pt" style:font-weight-asian="bold" style:font-size-complex="9pt" style:font-weight-complex="bold"/>
    </style:style>
    <style:style style:name="P44" style:family="paragraph" style:parent-style-name="Heading_20_3">
      <style:text-properties officeooo:paragraph-rsid="00baaad6"/>
    </style:style>
    <style:style style:name="P45" style:family="paragraph" style:parent-style-name="Text_20_body">
      <style:text-properties officeooo:rsid="00c47fdf" officeooo:paragraph-rsid="00c47fdf"/>
    </style:style>
    <style:style style:name="P46" style:family="paragraph" style:parent-style-name="Table_20_Heading">
      <style:text-properties officeooo:paragraph-rsid="00ca1d5a"/>
    </style:style>
    <style:style style:name="P47" style:family="paragraph" style:parent-style-name="Table_20_Contents">
      <style:text-properties officeooo:rsid="00ca1d5a" officeooo:paragraph-rsid="00ca1d5a"/>
    </style:style>
    <style:style style:name="P48" style:family="paragraph" style:parent-style-name="Standard">
      <style:text-properties officeooo:paragraph-rsid="00ca1d5a"/>
    </style:style>
    <style:style style:name="P49" style:family="paragraph" style:parent-style-name="Preformatted_20_Text">
      <style:text-properties officeooo:rsid="00c47fdf"/>
    </style:style>
    <style:style style:name="P50" style:family="paragraph" style:parent-style-name="Preformatted_20_Text">
      <style:text-properties officeooo:rsid="00c47fdf" officeooo:paragraph-rsid="00c616d3"/>
    </style:style>
    <style:style style:name="P51" style:family="paragraph" style:parent-style-name="Text_20_body">
      <style:text-properties officeooo:rsid="00c616d3" officeooo:paragraph-rsid="00c616d3"/>
    </style:style>
    <style:style style:name="P52" style:family="paragraph" style:parent-style-name="Text_20_body">
      <style:text-properties officeooo:rsid="00c616d3" officeooo:paragraph-rsid="00c7fa12"/>
    </style:style>
    <style:style style:name="P53" style:family="paragraph" style:parent-style-name="Preformatted_20_Text">
      <style:text-properties officeooo:paragraph-rsid="00c7fa12"/>
    </style:style>
    <style:style style:name="P54" style:family="paragraph" style:parent-style-name="Text_20_body">
      <style:text-properties officeooo:rsid="00c7fa12" officeooo:paragraph-rsid="00c7fa12"/>
    </style:style>
    <style:style style:name="P55" style:family="paragraph" style:parent-style-name="Text_20_body">
      <style:text-properties officeooo:rsid="00c91ab9" officeooo:paragraph-rsid="00c91ab9"/>
    </style:style>
    <style:style style:name="P56" style:family="paragraph" style:parent-style-name="Text_20_body" style:list-style-name="L2">
      <style:text-properties officeooo:rsid="00ca1d5a" officeooo:paragraph-rsid="00ca1d5a"/>
    </style:style>
    <style:style style:name="P57" style:family="paragraph" style:parent-style-name="Text_20_body">
      <style:text-properties officeooo:rsid="00cb93a5" officeooo:paragraph-rsid="00cb93a5"/>
    </style:style>
    <style:style style:name="P58" style:family="paragraph" style:parent-style-name="Table_20_Heading">
      <style:text-properties officeooo:paragraph-rsid="00ce9907"/>
    </style:style>
    <style:style style:name="P59" style:family="paragraph" style:parent-style-name="Table_20_Contents">
      <style:text-properties officeooo:rsid="00ce9907" officeooo:paragraph-rsid="00ce9907"/>
    </style:style>
    <style:style style:name="P60" style:family="paragraph" style:parent-style-name="Text_20_body">
      <style:text-properties officeooo:rsid="00ce9907" officeooo:paragraph-rsid="00ce9907"/>
    </style:style>
    <style:style style:name="P61" style:family="paragraph" style:parent-style-name="Text_20_body">
      <style:text-properties officeooo:rsid="00cf77ad" officeooo:paragraph-rsid="00cf77ad"/>
    </style:style>
    <style:style style:name="P62" style:family="paragraph" style:parent-style-name="Text_20_body">
      <style:text-properties officeooo:rsid="00d16daf" officeooo:paragraph-rsid="00d16daf"/>
    </style:style>
    <style:style style:name="P63" style:family="paragraph" style:parent-style-name="Table_20_Contents">
      <style:text-properties officeooo:rsid="00ca1d5a" officeooo:paragraph-rsid="00ce9907"/>
    </style:style>
    <style:style style:name="P64" style:family="paragraph" style:parent-style-name="Standard">
      <style:text-properties officeooo:paragraph-rsid="00ce9907"/>
    </style:style>
    <style:style style:name="P65" style:family="paragraph" style:parent-style-name="Standard">
      <style:text-properties officeooo:paragraph-rsid="00854981"/>
    </style:style>
    <style:style style:name="P66" style:family="paragraph" style:parent-style-name="Text_20_body">
      <style:text-properties officeooo:paragraph-rsid="0079ea53"/>
    </style:style>
    <style:style style:name="P67" style:family="paragraph" style:parent-style-name="Heading_20_2">
      <style:text-properties officeooo:rsid="00d16daf" officeooo:paragraph-rsid="00d16daf"/>
    </style:style>
    <style:style style:name="P68" style:family="paragraph" style:parent-style-name="Heading_20_3">
      <style:text-properties officeooo:paragraph-rsid="008dd97f"/>
    </style:style>
    <style:style style:name="P69" style:family="paragraph" style:parent-style-name="Text_20_body" style:master-page-name="">
      <loext:graphic-properties draw:fill="none" draw:fill-color="#99ccff"/>
      <style:paragraph-properties fo:margin-left="2.499cm" fo:margin-right="0cm" fo:margin-top="0cm" fo:margin-bottom="0.212cm" style:contextual-spacing="false" fo:line-height="0.406cm" fo:text-indent="0cm" style:auto-text-indent="false" style:page-number="auto" fo:background-color="transparent" style:shadow="none">
        <style:tab-stops>
          <style:tab-stop style:position="0cm"/>
          <style:tab-stop style:position="1.27cm"/>
        </style:tab-stops>
      </style:paragraph-properties>
      <style:text-properties officeooo:paragraph-rsid="008dd97f"/>
    </style:style>
    <style:style style:name="P70" style:family="paragraph" style:parent-style-name="Standard">
      <style:paragraph-properties fo:text-align="center" style:justify-single-word="false"/>
      <style:text-properties fo:font-size="16pt" style:font-size-asian="16pt" style:font-size-complex="16pt"/>
    </style:style>
    <style:style style:name="P71"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d1cc5"/>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b6e89a"/>
    </style:style>
    <style:style style:name="T20" style:family="text">
      <style:text-properties officeooo:rsid="00b7b6f3"/>
    </style:style>
    <style:style style:name="T21" style:family="text">
      <style:text-properties fo:font-style="normal" officeooo:rsid="00a3b06d" style:font-style-asian="normal" style:font-style-complex="normal"/>
    </style:style>
    <style:style style:name="T22" style:family="text">
      <style:text-properties fo:font-style="normal" officeooo:rsid="0048556a" style:font-style-asian="normal" style:font-style-complex="normal"/>
    </style:style>
    <style:style style:name="T23" style:family="text">
      <style:text-properties fo:font-style="normal" officeooo:rsid="00baaad6" style:font-style-asian="normal" style:font-style-complex="normal"/>
    </style:style>
    <style:style style:name="T24" style:family="text">
      <style:text-properties fo:font-size="10pt"/>
    </style:style>
    <style:style style:name="T25" style:family="text">
      <style:text-properties officeooo:rsid="00ce9907"/>
    </style:style>
    <style:style style:name="T26" style:family="text">
      <style:text-properties fo:color="#000000" loext:opacity="100%" style:font-name="Droid Sans Mono"/>
    </style:style>
    <style:style style:name="T27" style:family="text">
      <style:text-properties fo:color="#646464" loext:opacity="100%" style:font-name="Droid Sans Mono"/>
    </style:style>
    <style:style style:name="T28" style:family="text">
      <style:text-properties fo:color="#7f0055" loext:opacity="100%" style:font-name="Droid Sans Mono" fo:font-weight="bold" style:font-weight-asian="bold"/>
    </style:style>
    <style:style style:name="T29" style:family="text">
      <style:text-properties fo:color="#6a3e3e" loext:opacity="100%" style:font-name="Droid Sans Mono"/>
    </style:style>
    <style:style style:name="T30" style:family="text">
      <style:text-properties fo:color="#000000" loext:opacity="100%" style:font-name="Droid Sans Mono" fo:font-style="italic" style:font-style-asian="italic"/>
    </style:style>
    <style:style style:name="T31" style:family="text">
      <style:text-properties fo:color="#2a00ff" loext:opacity="100%" style:font-name="Droid Sans Mono"/>
    </style:style>
    <style:style style:name="T32" style:family="text">
      <style:text-properties officeooo:rsid="00b8d34a"/>
    </style:style>
    <style:style style:name="T33" style:family="text">
      <style:text-properties fo:font-size="10pt" officeooo:rsid="004ea549"/>
    </style:style>
    <style:style style:name="T34" style:family="text">
      <style:text-properties officeooo:rsid="00c47fdf"/>
    </style:style>
    <style:style style:name="T35" style:family="text">
      <style:text-properties officeooo:rsid="00bf560e"/>
    </style:style>
    <style:style style:name="T36" style:family="text">
      <style:text-properties fo:font-style="normal" officeooo:rsid="00bf560e" style:font-style-asian="normal" style:font-style-complex="normal"/>
    </style:style>
    <style:style style:name="T37" style:family="text">
      <style:text-properties officeooo:rsid="00c1113a"/>
    </style:style>
    <style:style style:name="T38" style:family="text">
      <style:text-properties fo:font-weight="bold" style:font-weight-asian="bold" style:font-weight-complex="bold"/>
    </style:style>
    <style:style style:name="T39" style:family="text">
      <style:text-properties officeooo:rsid="00cb93a5"/>
    </style:style>
    <style:style style:name="T40" style:family="text">
      <style:text-properties officeooo:rsid="00c616d3"/>
    </style:style>
    <style:style style:name="T41" style:family="text">
      <style:text-properties fo:font-weight="normal" style:font-weight-asian="normal" style:font-weight-complex="normal"/>
    </style:style>
    <style:style style:name="T42" style:family="text">
      <style:text-properties fo:font-weight="normal" officeooo:rsid="00c7fa12" style:font-weight-asian="normal" style:font-weight-complex="normal"/>
    </style:style>
    <style:style style:name="T43" style:family="text">
      <style:text-properties officeooo:rsid="00c91ab9"/>
    </style:style>
    <style:style style:name="T44" style:family="text">
      <style:text-properties officeooo:rsid="00c7fa12"/>
    </style:style>
    <style:style style:name="T45" style:family="text">
      <style:text-properties officeooo:rsid="00d1753a"/>
    </style:style>
    <style:style style:name="T46" style:family="text">
      <style:text-properties officeooo:rsid="0079ea53"/>
    </style:style>
    <style:style style:name="T47" style:family="text">
      <style:text-properties fo:font-size="10pt" officeooo:rsid="0079ea53"/>
    </style:style>
    <style:style style:name="T48" style:family="text">
      <style:text-properties officeooo:rsid="007cea80"/>
    </style:style>
    <style:style style:name="T49" style:family="text">
      <style:text-properties officeooo:rsid="008dd97f"/>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70"><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7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2</text:p>
          <text:p text:style-name="P4"><text:s/>0.4. <text:s/>Copyright<text:tab/>2</text:p>
          <text:p text:style-name="P3"><text:s/>1. <text:s/>Overview<text:tab/>4</text:p>
          <text:p text:style-name="P4"><text:s/>1.1. <text:s/>VDMJ<text:tab/>4</text:p>
          <text:p text:style-name="P4"><text:s/>1.2. <text:s/>VDMJ and LSP <text:span text:style-name="T1">Plugins</text:span><text:tab/>4</text:p>
          <text:p text:style-name="P4"><text:s/>1.3. <text:s/>Proof Obligations<text:tab/>4</text:p>
          <text:p text:style-name="P4"><text:s/>1.4. <text:s/>QuickCheck Package Overview<text:tab/>5</text:p>
          <text:p text:style-name="P3"><text:s/>2. <text:s/>Package Detail<text:tab/>6</text:p>
          <text:p text:style-name="P4"><text:s/>2.1. <text:s/>The plugin package<text:tab/>6</text:p>
          <text:p text:style-name="P4"><text:s/>2.2. <text:s/>The commands package<text:tab/>7</text:p>
          <text:p text:style-name="P4"><text:s/>2.3. <text:s/>The strategies package<text:tab/>8</text:p>
          <text:p text:style-name="P4"><text:s/>2.4. <text:s/>The visitors package<text:tab/>10</text:p>
          <text:p text:style-name="P4"><text:s/>2.5. <text:s/>The annotations package<text:tab/>10</text:p>
          <text:p text:style-name="P4"><text:s/>2.6. <text:s/>The quickcheck package<text:tab/>11</text:p>
          <text:p text:style-name="P3"><text:s/>3. <text:s/>Scenarios<text:tab/>12</text:p>
          <text:p text:style-name="P4"><text:s/>3.1. <text:s/>Server <text:span text:style-name="T1">Creation</text:span> and Lifecycle<text:tab/>12</text:p>
        </text:index-body>
      </text:table-of-content>
      <text:list xml:id="list221107515032686"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span text:style-name="T3">Overture, </text:span><text:a xlink:type="simple" xlink:href="https://github.com/overturetool/overture" text:style-name="Internet_20_link" text:visited-style-name="Visited_20_Internet_20_Link"><text:span text:style-name="T3">https://github.com/overturetool/overture</text:span></text:a><text:span text:style-name="T4"> </text:span></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22110751503268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oft-page-break/><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LSP </text:span><text:span text:style-name="T12">Plugins</text:span><text:bookmark-end text:name="__RefHeading___Toc339_1757726760"/></text:h>
            </text:list-item>
          </text:list>
        </text:list-item>
      </text:list>
      <text:p text:style-name="P13">VDMJ <text:span text:style-name="T5">and the VDMJ LSP Server are</text:span> designed as a collection of <text:span text:style-name="T11">plugins</text:span>, each offering analyses and services to the tool.</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LSP </text:span>plugin<text:span text:style-name="T8">s</text:span>. <text:span text:style-name="T8">These </text:span><text:span text:style-name="T13">provides two</text:span> commands <text:span text:style-name="T5">in each environment</text:span>, “qc” and “qr”, which analyse proof obligations.</text:p>
      <text:list xml:id="list221107445684099"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
      <text:p text:style-name="P19">This indicates that it is possible to pass arguments to th<text:span text:style-name="T8">e</text:span> operation that will cause <text:span text:style-name="T8">the operation </text:span>to <text:soft-page-break/>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19">or the same counterexample arguments would no longer produce a false/error result.</text:span></text:p>
      <text:p text:style-name="P20">QuickCheck is a tool for analysing proof obligations, <text:span text:style-name="T9">looking for problems such as the example given above. The tool</text:span> label<text:span text:style-name="T9">s POs as</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MAYBE correct – which means neither of the cases above.</text:p>
        </text:list-item>
      </text:list>
      <text:list text:continue-list="list221107445684099" text:style-name="Outline">
        <text:list-item>
          <text:list>
            <text:list-item>
              <text:h text:style-name="P22" text:outline-level="2"><text:bookmark-start text:name="__RefHeading___Toc5843_348362713"/><text:span text:style-name="T6">QuickCheck</text:span><text:span text:style-name="T3">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3">plugin</text:p>
          </table:table-cell>
          <table:table-cell table:style-name="Packages.B2" office:value-type="string">
            <text:p text:style-name="P23">Classes that <text:span text:style-name="T20">provide the</text:span> VDMJ and LSP plugin <text:span text:style-name="T20">interface</text:span></text:p>
          </table:table-cell>
        </table:table-row>
        <table:table-row table:style-name="Packages.2">
          <table:table-cell table:style-name="Packages.A2" office:value-type="string">
            <text:p text:style-name="P23">commands</text:p>
          </table:table-cell>
          <table:table-cell table:style-name="Packages.B2" office:value-type="string">
            <text:p text:style-name="P23">The “qc” and “qr” commands to perform PO analysis</text:p>
          </table:table-cell>
        </table:table-row>
        <table:table-row table:style-name="Packages.2">
          <table:table-cell table:style-name="Packages.A2" office:value-type="string">
            <text:p text:style-name="P23">strategies</text:p>
          </table:table-cell>
          <table:table-cell table:style-name="Packages.B2" office:value-type="string">
            <text:p text:style-name="P23">Classes that implement the built-in strategies</text:p>
          </table:table-cell>
        </table:table-row>
        <table:table-row table:style-name="Packages.2">
          <table:table-cell table:style-name="Packages.A2" office:value-type="string">
            <text:p text:style-name="P23">visitors</text:p>
          </table:table-cell>
          <table:table-cell table:style-name="Packages.B2" office:value-type="string">
            <text:p text:style-name="P23">Visitors used by the built-in strategies</text:p>
          </table:table-cell>
        </table:table-row>
        <table:table-row table:style-name="Packages.2">
          <table:table-cell table:style-name="Packages.A2" office:value-type="string">
            <text:p text:style-name="P23">annotations</text:p>
          </table:table-cell>
          <table:table-cell table:style-name="Packages.B2" office:value-type="string">
            <text:p text:style-name="P23">The @QuickCheck annotation</text:p>
          </table:table-cell>
        </table:table-row>
        <table:table-row table:style-name="Packages.2">
          <table:table-cell table:style-name="Packages.A2" office:value-type="string">
            <text:p text:style-name="P23">quickcheck</text:p>
          </table:table-cell>
          <table:table-cell table:style-name="Packages.B2" office:value-type="string">
            <text:p text:style-name="P23">The main QuickCheck class that coordinates the analysis.</text:p>
          </table:table-cell>
        </table:table-row>
      </table:table>
      <text:p text:style-name="Text_20_body"/>
      <text:p text:style-name="P24"><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4"><text:span text:style-name="T21">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VSCode console</text:span><text:span text:style-name="T15">.</text:span></text:p>
      <text:p text:style-name="P24"><text:span text:style-name="T15">There are six built-in </text:span><text:span text:style-name="T11">strategies </text:span><text:span text:style-name="T15">for searching for argument bindings, in order to categorize the PO as FAILED, PROVABLE or MAYBE. It is possible for users to add more </text:span><text:span text:style-name="T16">strategies</text:span><text:span text:style-name="T15">, as discussed below.</text:span></text:p>
      <text:p text:style-name="P24"><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4"><text:span text:style-name="T15">There is a @QuickCheck annotation that can be used for functions with polymorphic type parameters. This is defined in the </text:span><text:span text:style-name="T11">annotations</text:span><text:span text:style-name="T15"> package.</text:span></text:p>
      <text:p text:style-name="P24"><text:span text:style-name="T15">And lastly the main QuickCheck class is in the </text:span><text:span text:style-name="T11">quickcheck </text:span><text:span text:style-name="T15">package.</text:span><text:span text:style-name="T22"> </text:span><text:span text:style-name="T23">This performs the </text:span><text:span text:style-name="T16">PO </text:span><text:span text:style-name="T23">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he packages.</text:p>
      <text:list text:continue-numbering="true" text:style-name="Outline">
        <text:list-item>
          <text:list>
            <text:list-item>
              <text:h text:style-name="P25" text:outline-level="2"><text:bookmark-start text:name="__RefHeading___Toc1754_2867662565"/>The plugin package<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6">Class Summary</text:p>
          </table:table-cell>
          <table:covered-table-cell/>
        </table:table-row>
        <table:table-row table:style-name="Table2.2">
          <table:table-cell table:style-name="Table2.A2" office:value-type="string">
            <text:p text:style-name="P27">QuickCheckPlugin</text:p>
          </table:table-cell>
          <table:table-cell table:style-name="Table2.B2" office:value-type="string">
            <text:p text:style-name="P27">The VDMJ plugin</text:p>
          </table:table-cell>
        </table:table-row>
        <table:table-row table:style-name="Table2.2">
          <table:table-cell table:style-name="Table2.A2" office:value-type="string">
            <text:p text:style-name="P27">QuickCheckLSPPlugin</text:p>
          </table:table-cell>
          <table:table-cell table:style-name="Table2.B2" office:value-type="string">
            <text:p text:style-name="P27">The LSP plugin</text:p>
          </table:table-cell>
        </table:table-row>
        <table:table-row table:style-name="Table2.2">
          <table:table-cell table:style-name="Table2.A2" office:value-type="string">
            <text:p text:style-name="P27">QuickCheckHandler</text:p>
          </table:table-cell>
          <table:table-cell table:style-name="Table2.B2" office:value-type="string">
            <text:p text:style-name="P27">An LSP handler for slsp/POG/quickcheck RPC calls</text:p>
          </table:table-cell>
        </table:table-row>
        <table:table-row table:style-name="Table2.2">
          <table:table-cell table:style-name="Table2.A2" office:value-type="string">
            <text:p text:style-name="P27"><text:span text:style-name="T24">QuickCheckThread</text:span></text:p>
          </table:table-cell>
          <table:table-cell table:style-name="Table2.B2" office:value-type="string">
            <text:p text:style-name="P27">An LSP AsyncThread to run slsp/POG/quickcheck calls</text:p>
          </table:table-cell>
        </table:table-row>
      </table:table>
      <text:p text:style-name="Text_20_body"/>
      <text:p text:style-name="P28">These classes implement the AnalysisPlugin interface needed to load a plugin into VDMJ or the LSP Server. They do not contain any PO checking functionality as such, which is all done in “QuickCheck”.</text:p>
      <text:p text:style-name="P28">As well as giving the plugin a unique name, “QC”, they also implement the getCommand and getCommandHelp methods, which allow the plugin<text:span text:style-name="T25">s</text:span> to return new instances of the “qc” and “qr” commands, and provide help information for the user about usage.</text:p>
      <text:p text:style-name="P29"><text:span text:style-name="T26"/></text:p>
      <text:p text:style-name="P30"><text:span text:style-name="T26"><text:tab/></text:span><text:span text:style-name="T27">@Override</text:span></text:p>
      <text:p text:style-name="P30"><text:span text:style-name="T26"><text:tab/></text:span><text:span text:style-name="T28">public</text:span><text:span text:style-name="T26"> AnalysisCommand getCommand(String </text:span><text:span text:style-name="T29">line</text:span><text:span text:style-name="T26">)</text:span></text:p>
      <text:p text:style-name="P30"><text:span text:style-name="T26"><text:tab/>{</text:span></text:p>
      <text:p text:style-name="P30"><text:span text:style-name="T26"><text:tab/><text:tab/>String[] </text:span><text:span text:style-name="T29">argv</text:span><text:span text:style-name="T26"> = Utils.</text:span><text:span text:style-name="T30">toArgv</text:span><text:span text:style-name="T26">(</text:span><text:span text:style-name="T29">line</text:span><text:span text:style-name="T26">);</text:span></text:p>
      <text:p text:style-name="P30"><text:span text:style-name="T26"><text:tab/><text:tab/></text:span></text:p>
      <text:p text:style-name="P30"><text:span text:style-name="T26"><text:tab/><text:tab/></text:span><text:span text:style-name="T28">switch</text:span><text:span text:style-name="T26"> (</text:span><text:span text:style-name="T29">argv</text:span><text:span text:style-name="T26">[0])</text:span></text:p>
      <text:p text:style-name="P30"><text:span text:style-name="T26"><text:tab/><text:tab/>{</text:span></text:p>
      <text:p text:style-name="P30"><text:span text:style-name="T26"><text:tab/><text:tab/><text:tab/></text:span><text:span text:style-name="T28">case</text:span><text:span text:style-name="T26"> </text:span><text:span text:style-name="T31">"quickcheck"</text:span><text:span text:style-name="T26">:</text:span></text:p>
      <text:p text:style-name="P30"><text:span text:style-name="T26"><text:tab/><text:tab/><text:tab/></text:span><text:span text:style-name="T28">case</text:span><text:span text:style-name="T26"> </text:span><text:span text:style-name="T31">"qc"</text:span><text:span text:style-name="T26">:</text:span></text:p>
      <text:p text:style-name="P30"><text:span text:style-name="T26"><text:tab/><text:tab/><text:tab/><text:tab/></text:span><text:span text:style-name="T28">return</text:span><text:span text:style-name="T26"> </text:span><text:span text:style-name="T28">new</text:span><text:span text:style-name="T26"> QuickCheckLSPCommand(</text:span><text:span text:style-name="T29">line</text:span><text:span text:style-name="T26">);</text:span></text:p>
      <text:p text:style-name="P30"><text:span text:style-name="T26"><text:tab/><text:tab/><text:tab/><text:tab/></text:span></text:p>
      <text:p text:style-name="P30"><text:span text:style-name="T26"><text:tab/><text:tab/><text:tab/></text:span><text:span text:style-name="T28">case</text:span><text:span text:style-name="T26"> </text:span><text:span text:style-name="T31">"qcrun"</text:span><text:span text:style-name="T26">:</text:span></text:p>
      <text:p text:style-name="P30"><text:span text:style-name="T26"><text:tab/><text:tab/><text:tab/></text:span><text:span text:style-name="T28">case</text:span><text:span text:style-name="T26"> </text:span><text:span text:style-name="T31">"qr"</text:span><text:span text:style-name="T26">:</text:span></text:p>
      <text:p text:style-name="P30"><text:span text:style-name="T26"><text:tab/><text:tab/><text:tab/><text:tab/></text:span><text:span text:style-name="T28">return</text:span><text:span text:style-name="T26"> </text:span><text:span text:style-name="T28">new</text:span><text:span text:style-name="T26"> QCRunLSPCommand(</text:span><text:span text:style-name="T29">line</text:span><text:span text:style-name="T26">);</text:span></text:p>
      <text:p text:style-name="P30"><text:span text:style-name="T26"><text:tab/><text:tab/>}</text:span></text:p>
      <text:p text:style-name="P30"><text:span text:style-name="T26"><text:tab/><text:tab/></text:span></text:p>
      <text:p text:style-name="P30"><text:span text:style-name="T26"><text:tab/><text:tab/></text:span><text:span text:style-name="T28">return</text:span><text:span text:style-name="T26"> </text:span><text:span text:style-name="T28">null</text:span><text:span text:style-name="T26">;</text:span></text:p>
      <text:p text:style-name="P30"><text:span text:style-name="T26"><text:tab/>}</text:span></text:p>
      <text:p text:style-name="P30"><text:span text:style-name="T26"/></text:p>
      <text:p text:style-name="Standard"/>
      <text:p text:style-name="P28">In an LSP environment, rather than responding to commands on the terminal, JSON RPC messages are sent via an extension of the LSP protocol. The QuickCheckHandler is registered to handle “slsp/POG/quickcheck” messages, directing them to the QuickCheckLSPPlugin’s “quickCheck” method.</text:p>
      <text:p text:style-name="P28">Because quickCheck evaluations can take a while for large specifications, the <text:span text:style-name="T25">VSCode</text:span> evaluation is performed by a background CancellableThread called QuickCheckThread. This is similar to the QuickCheckExecutor (below) which is used to background quickcheck commands issued from the VSCode console. <text:span text:style-name="T25">This means that long running evaluations can be interrupted via the GUI.</text:span></text:p>
      <text:list text:continue-numbering="true" text:style-name="Outline">
        <text:list-item>
          <text:list>
            <text:list-item>
              <text:list>
                <text:list-item>
                  <text:h text:style-name="Heading_20_3" text:outline-level="3">Comments</text:h>
                </text:list-item>
              </text:list>
            </text:list-item>
          </text:list>
        </text:list-item>
      </text:list>
      <text:p text:style-name="P28">It is confusing that we have both VDMJ and LSP plugins, and we also have the ability to run QuickCheck from the VSCode console or from the GUI via a dedicated LSP message. Perhaps this could be simplified, but only by losing some feature or other.</text:p>
      <text:list text:continue-numbering="true" text:style-name="Outline">
        <text:list-item>
          <text:list>
            <text:list-item>
              <text:h text:style-name="Heading_20_2" text:outline-level="2"><text:bookmark-start text:name="__RefHeading___Toc896_2867662565"/><text:soft-page-break/><text:span text:style-name="T32">The </text:span>commands <text:span text:style-name="T32">package</text:span><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1">Class Summary</text:p>
          </table:table-cell>
          <table:covered-table-cell/>
        </table:table-row>
        <table:table-row table:style-name="vdmj_5f_pog.2">
          <table:table-cell table:style-name="vdmj_5f_pog.A2" office:value-type="string">
            <text:p text:style-name="P32">QuickCheckCommand</text:p>
          </table:table-cell>
          <table:table-cell table:style-name="vdmj_5f_pog.B2" office:value-type="string">
            <text:p text:style-name="P32">The VDMJ “qc” command</text:p>
          </table:table-cell>
        </table:table-row>
        <table:table-row table:style-name="vdmj_5f_pog.2">
          <table:table-cell table:style-name="vdmj_5f_pog.A2" office:value-type="string">
            <text:p text:style-name="P32">QuickCheckLSPCommand</text:p>
          </table:table-cell>
          <table:table-cell table:style-name="vdmj_5f_pog.B2" office:value-type="string">
            <text:p text:style-name="P32">The LSP “qc” command</text:p>
          </table:table-cell>
        </table:table-row>
        <table:table-row table:style-name="vdmj_5f_pog.2">
          <table:table-cell table:style-name="vdmj_5f_pog.A2" office:value-type="string">
            <text:p text:style-name="P32">QCRunCommand</text:p>
          </table:table-cell>
          <table:table-cell table:style-name="vdmj_5f_pog.B2" office:value-type="string">
            <text:p text:style-name="P32">The VDMJ “qr” command</text:p>
          </table:table-cell>
        </table:table-row>
        <table:table-row table:style-name="vdmj_5f_pog.2">
          <table:table-cell table:style-name="vdmj_5f_pog.A2" office:value-type="string">
            <text:p text:style-name="P32"><text:span text:style-name="T33">Q</text:span><text:span text:style-name="T24">CRunLSPCommand</text:span></text:p>
          </table:table-cell>
          <table:table-cell table:style-name="vdmj_5f_pog.B2" office:value-type="string">
            <text:p text:style-name="P32">The LSP “qr” command</text:p>
          </table:table-cell>
        </table:table-row>
        <table:table-row table:style-name="vdmj_5f_pog.2">
          <table:table-cell table:style-name="vdmj_5f_pog.A2" office:value-type="string">
            <text:p text:style-name="P32">QuickCheckExecutor</text:p>
          </table:table-cell>
          <table:table-cell table:style-name="vdmj_5f_pog.B2" office:value-type="string">
            <text:p text:style-name="P32">An LSP AsyncExecutor for QuickCheck runs</text:p>
          </table:table-cell>
        </table:table-row>
        <table:table-row table:style-name="vdmj_5f_pog.2">
          <table:table-cell table:style-name="vdmj_5f_pog.A2" office:value-type="string">
            <text:p text:style-name="P32">QCConsole</text:p>
          </table:table-cell>
          <table:table-cell table:style-name="vdmj_5f_pog.B2" office:value-type="string">
            <text:p text:style-name="P32">A QuickCheck console that allows “quiet” processing</text:p>
          </table:table-cell>
        </table:table-row>
      </table:table>
      <text:p text:style-name="Text_20_body"/>
      <text:p text:style-name="P33">The commands package contains classes that implement the “qc” and “qr” command<text:span text:style-name="T34">s</text:span> for both VDMJ and LSP environments.</text:p>
      <text:p text:style-name="P34">The QuickCheckCommand class extends the abstract VDMJ AnalysisCommand, and implements the “run” method. <text:span text:style-name="T35">It starts by creating a </text:span><text:span text:style-name="T36">QuickCheck instance to actually perform the analysis, and asking it to load its pluggable strategies. The strategies are passed the command line and are responsible for processing and removing any flags that they require.</text:span></text:p>
      <text:p text:style-name="P34">Th<text:span text:style-name="T35">e run method</text:span> is passed the command line that the user entered, and <text:span text:style-name="T35">it processes</text:span> the <text:span text:style-name="T34">remaining</text:span> <text:span text:style-name="T35">common </text:span>flags that the user can pass.</text:p>
      <text:p text:style-name="P35">After that, the command obtains the POPlugin from the Registry and calls its getProofObligations method, which returns a list of <text:span text:style-name="T34">proof</text:span> obligations. This list is cut down by any options that the user has passed which would select a subset of the obligations.</text:p>
      <text:p text:style-name="P36">Next the 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37">If no strategies abort the run, the command loops through the chosen proof obligations.</text:p>
      <text:p text:style-name="P37">Firstly, it calls the getValues method on the QuickCheck instance. This is responsible for calling the getValues method of each of the configured plugins, and these in turn return <text:span text:style-name="T37">lists of values for each type binding in the obligation. See </text:span><text:span text:style-name="T37"><text:bookmark-ref text:reference-format="number" text:ref-name="__RefHeading___Toc7226_2294478471"> 2.3</text:bookmark-ref></text:span><text:span text:style-name="T37">.</text:span></text:p>
      <text:p text:style-name="P38">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34">PO </text:span>evaluation if it takes too long.</text:p>
      <text:p text:style-name="P38">The console output is produced by the checkObligation method. So when the command has looped through each obligation selected, it terminates with no extra output. For example:</text:p>
      <text:p text:style-name="P18"/>
      <text:p text:style-name="P18">&gt; <text:span text:style-name="T38">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39">&gt;</text:p>
      <text:p text:style-name="P39"/>
      <text:p text:style-name="P40">The processing performed by the QuickCheckLSPCommand is very similar, except it uses an <text:span text:style-name="T34">LSP </text:span>AsyncExecutor called QuickCheckExecutor to actually run the evaluation. This is because VSCode is a more asynchronous environment, and the user is allowed to do other operations while the background QuickCheck evaluation is in progress. But apart from that difference, the execution in the QuickCheckExecutor’s “exec” method is very similar to the VDMJ command.</text:p>
      <text:p text:style-name="P40">The output on the VSCode debug console (below) is virtually identical in content to the VDMJ command line because the output is coming from the same QuickCheck processor, but an “OK” is <text:soft-page-break/>added <text:span text:style-name="T34">at the end </text:span>to let the user know that the background evaluation has completed. If you attempt to do something while “qc” is still running, you will be told “<text:span text:style-name="T11">Still running qc</text:span>”.</text:p>
      <text:p text:style-name="Preformatted_20_Text"/>
      <text:p text:style-name="P41">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42">OK</text:p>
      <text:p text:style-name="P43"/>
      <text:p text:style-name="P40">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P44" text:outline-level="3">Comments</text:h>
                </text:list-item>
              </text:list>
            </text:list-item>
          </text:list>
        </text:list-item>
      </text:list>
      <text:p text:style-name="P45">The pattern of dividing functionality between a “plugin” part and a “common” part works well and allows the same code to be shared between VDMJ and LSP plugins. This is recommended for other plugins that want to offer services in both environments.</text:p>
      <text:list xml:id="list221107627459911" text:continue-numbering="true" text:style-name="Outline">
        <text:list-item>
          <text:list>
            <text:list-item>
              <text:h text:style-name="Heading_20_2" text:outline-level="2"><text:bookmark-start text:name="__RefHeading___Toc7226_2294478471"/><text:span text:style-name="T32">The </text:span>strategies <text:span text:style-name="T32">package</text:span><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46">Class Summary</text:p>
          </table:table-cell>
          <table:covered-table-cell/>
        </table:table-row>
        <table:table-row table:style-name="Table1.2">
          <table:table-cell table:style-name="Table1.A2" office:value-type="string">
            <text:p text:style-name="P47">QCStrategy</text:p>
          </table:table-cell>
          <table:table-cell table:style-name="Table1.B2" office:value-type="string">
            <text:p text:style-name="P47">An abstract base class of all strategies</text:p>
          </table:table-cell>
        </table:table-row>
        <table:table-row table:style-name="Table1.2">
          <table:table-cell table:style-name="Table1.A2" office:value-type="string">
            <text:p text:style-name="P47">FixedQCStrategy</text:p>
          </table:table-cell>
          <table:table-cell table:style-name="Table1.B2" office:value-type="string">
            <text:p text:style-name="P47">A strategy that returns fixed values of every type</text:p>
          </table:table-cell>
        </table:table-row>
        <table:table-row table:style-name="Table1.2">
          <table:table-cell table:style-name="Table1.A2" office:value-type="string">
            <text:p text:style-name="P47">RandomQCStrategy</text:p>
          </table:table-cell>
          <table:table-cell table:style-name="Table1.B2" office:value-type="string">
            <text:p text:style-name="P47">A strategy that returns random values of every type</text:p>
          </table:table-cell>
        </table:table-row>
        <table:table-row table:style-name="Table1.2">
          <table:table-cell table:style-name="Table1.A2" office:value-type="string">
            <text:p text:style-name="P47"><text:span text:style-name="T24">FiniteQCStrategy</text:span></text:p>
          </table:table-cell>
          <table:table-cell table:style-name="Table1.B2" office:value-type="string">
            <text:p text:style-name="P47">A strategy that looks for finite types and returns all their values</text:p>
          </table:table-cell>
        </table:table-row>
        <table:table-row table:style-name="Table1.2">
          <table:table-cell table:style-name="Table1.A2" office:value-type="string">
            <text:p text:style-name="P47">TrivialQCStrategy</text:p>
          </table:table-cell>
          <table:table-cell table:style-name="Table1.B2" office:value-type="string">
            <text:p text:style-name="P47">A strategy that looks for common PO patterns that are true</text:p>
          </table:table-cell>
        </table:table-row>
        <table:table-row table:style-name="Table1.2">
          <table:table-cell table:style-name="Table1.A2" office:value-type="string">
            <text:p text:style-name="P47">SearchQCStrategy</text:p>
          </table:table-cell>
          <table:table-cell table:style-name="Table1.B2" office:value-type="string">
            <text:p text:style-name="P47">A strategy that looks for falsifiable subexpressions</text:p>
          </table:table-cell>
        </table:table-row>
        <table:table-row table:style-name="Table1.2">
          <table:table-cell table:style-name="Table1.A2" office:value-type="string">
            <text:p text:style-name="P47">DirectQCStrategy</text:p>
          </table:table-cell>
          <table:table-cell table:style-name="Table1.B2" office:value-type="string">
            <text:p text:style-name="P47">A strategy that looks at the original spec to try to prove POs</text:p>
          </table:table-cell>
        </table:table-row>
        <table:table-row table:style-name="Table1.2">
          <table:table-cell table:style-name="Table1.A2" office:value-type="string">
            <text:p text:style-name="P47">StrategyResults</text:p>
          </table:table-cell>
          <table:table-cell table:style-name="Table1.B2" office:value-type="string">
            <text:p text:style-name="P47">An object to pass back binding/value pairs from a strategy</text:p>
          </table:table-cell>
        </table:table-row>
      </table:table>
      <text:p text:style-name="P48"/>
      <text:p text:style-name="P45">As discussed in the Overview, QuickCheck uses a number of pluggable strategies for deciding what binding values to try when trying to analyse obligations. Six strategies are provided with the tool, but new ones can be added easily, by <text:span text:style-name="T39">extending the QCStrategy class</text:span> and adding <text:span text:style-name="T39">a jar</text:span> to the classpath. <text:span text:style-name="T39">The jar should also contain a resource file called “qc.strategies” which lists the fully qualified class name of the classes within the jar which are strategies. See the QuickCheck jar for examples.</text:span></text:p>
      <text:p text:style-name="P45">Consider the following <text:span text:style-name="T40">recursive factorial function</text:span>:</text:p>
      <text:p text:style-name="P49"><text:tab/>f: nat -&gt; nat</text:p>
      <text:p text:style-name="P49"><text:tab/>f(a) ==</text:p>
      <text:p text:style-name="P49"><text:tab/><text:tab/>if a = 0</text:p>
      <text:p text:style-name="P49"><text:tab/><text:tab/>then 1</text:p>
      <text:p text:style-name="P50"><text:tab/><text:tab/>else a * f(a-1)</text:p>
      <text:p text:style-name="P50"><text:tab/><text:span text:style-name="T40">measure a</text:span>;</text:p>
      <text:p text:style-name="P49"/>
      <text:p text:style-name="P49"/>
      <text:p text:style-name="P51">It generates the following proof obligation for the recursive argument:</text:p>
      <text:p text:style-name="Preformatted_20_Text"/>
      <text:p text:style-name="Preformatted_20_Text"><text:tab/>Proof Obligation 2: (<text:span text:style-name="T40">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text:soft-page-break/></text:p>
      <text:p text:style-name="Preformatted_20_Text"/>
      <text:p text:style-name="P51">The recursive f(a-1) call must pass a <text:span text:style-name="T38">nat</text:span><text:span text:style-name="T41">, and hence a-1 must be &gt;= 0. The “not (a=0)” context is because the f(a-1) call is in the “else” clause, and hence the “if” condition must be false.</text:span></text:p>
      <text:p text:style-name="P51"><text:span text:style-name="T41">So to evaluate this PO, we have to produce a number of a:nat values to try, looking for cases that are counterexamples. Generating these values and associating them with the a:nat type bind is the job of the strategies.</text:span></text:p>
      <text:p text:style-name="P52"><text:span text:style-name="T41">Each strategy </text:span><text:span text:style-name="T42">extends an abstract QCStrategy</text:span><text:span text:style-name="T41"> </text:span><text:span text:style-name="T42">class, and must implement some simple methods, the most important being “init” and “getValues”. The init method is called at the start (see </text:span><text:span text:style-name="T42"><text:bookmark-ref text:reference-format="number" text:ref-name="__RefHeading___Toc896_2867662565"> 2.2</text:bookmark-ref></text:span><text:span text:style-name="T42">) and allows the strategy to take options from the “qc” command line. The bulk of the work is done by the getValues method:</text:span></text:p>
      <text:p text:style-name="Preformatted_20_Text"><text:span text:style-name="T42"/></text:p>
      <text:p text:style-name="P53"><text:span text:style-name="T42">public StrategyResults getValues(ProofObligation po,</text:span></text:p>
      <text:p text:style-name="P53"><text:span text:style-name="T42"><text:tab/><text:tab/><text:tab/>List&lt;INBindingOverride&gt; binds, Context ctxt);</text:span></text:p>
      <text:p text:style-name="P53"><text:span text:style-name="T42"/></text:p>
      <text:p text:style-name="P54">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54"><text:span text:style-name="T15">For example, the “fixed” strategy does the following in its getValue method:</text:span></text:p>
      <text:p text:style-name="Preformatted_20_Text"/>
      <text:p text:style-name="Preformatted_20_Text">Map&lt;String, ValueList&gt; values = new HashMap&lt;String, ValueList&gt;();</text:p>
      <text:p text:style-name="Preformatted_20_Text"/>
      <text:p text:style-name="Preformatted_20_Text">for (INBindingOverride bind: binds)</text:p>
      <text:p text:style-name="Preformatted_20_Text">{</text:p>
      <text:p text:style-name="Preformatted_20_Text"><text:tab/>String key = bind.toString();<text:tab/></text:p>
      <text:p text:style-name="Preformatted_20_Text">...</text:p>
      <text:p text:style-name="Preformatted_20_Text"><text:tab/>verbose("Generating fixed values for %s\n", bind);</text:p>
      <text:p text:style-name="P53"><text:tab/>ValueSet set = bind.getType().apply(</text:p>
      <text:p text:style-name="P53"><text:tab/><text:tab/>new <text:span text:style-name="T43">F</text:span><text:span text:style-name="T44">ix</text:span>edRangeCreator(ctxt), expansionLimit);</text:p>
      <text:p text:style-name="Preformatted_20_Text"><text:tab/>ValueList list = new ValueList();</text:p>
      <text:p text:style-name="Preformatted_20_Text"><text:tab/>list.addAll(set);</text:p>
      <text:p text:style-name="Preformatted_20_Text"><text:tab/>values.put(key, list);</text:p>
      <text:p text:style-name="Preformatted_20_Text">}</text:p>
      <text:p text:style-name="Preformatted_20_Text"/>
      <text:p text:style-name="Preformatted_20_Text">return new StrategyResults(values, <text:span text:style-name="T43">false, </text:span>...<text:span text:style-name="T43">)</text:span></text:p>
      <text:p text:style-name="Preformatted_20_Text"/>
      <text:p text:style-name="Preformatted_20_Text"/>
      <text:p text:style-name="P55"><text:span text:style-name="T15">So n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55"><text:span text:style-name="T15">In general, a strategy can use any information from the PO and its bindings to try to guess or calculate or prov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56"><text:span text:style-name="T15">The “random” strategy uses a PRNG to generate simple type values. Complex types are then composed using combinations of values from their more primitive components.</text:span></text:p>
        </text:list-item>
        <text:list-item>
          <text:p text:style-name="P56"><text:span text:style-name="T15">The “finite” strategy uses the INGetAllValuesVisitor to generate all of the values of its binds, assuming the types are finite and not too large.</text:span></text:p>
        </text:list-item>
        <text:list-item>
          <text:p text:style-name="P56"><text:span text:style-name="T15">The “trivial” strategy looks for common patterns that indicate that a PO is true.</text:span></text:p>
        </text:list-item>
        <text:list-item>
          <text:p text:style-name="P56"><text:span text:style-name="T15">The “search” strategy looks for falsifiable subexpressions within the PO. For example, if it sees “x &lt;&gt; 0” then it will return a binding of x=0 to try to provoke a failure.</text:span></text:p>
        </text:list-item>
        <text:list-item>
          <text:p text:style-name="P56"><text:span text:style-name="T15">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text:soft-page-break/><text:span text:style-name="T15">PROVABLE.</text:span></text:p>
        </text:list-item>
      </text:list>
      <text:list text:continue-list="list221107627459911" text:style-name="Outline">
        <text:list-item>
          <text:list>
            <text:list-item>
              <text:list>
                <text:list-item>
                  <text:h text:style-name="P44" text:outline-level="3">Comments</text:h>
                </text:list-item>
              </text:list>
            </text:list-item>
          </text:list>
        </text:list-item>
      </text:list>
      <text:p text:style-name="P57">Strategies are plugins with a plugin, and use the same GetResource method of VDMJ to achieve this – see the “loadStrategies” method of QuickCheck.</text:p>
      <text:list text:continue-numbering="true" text:style-name="Outline">
        <text:list-item>
          <text:list>
            <text:list-item>
              <text:h text:style-name="Heading_20_2" text:outline-level="2"><text:bookmark-start text:name="__RefHeading___Toc898_2867662565"/><text:span text:style-name="T32">The </text:span>visitors <text:span text:style-name="T32">package</text:span><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58">Class Summary</text:p>
          </table:table-cell>
          <table:covered-table-cell/>
        </table:table-row>
        <table:table-row table:style-name="Table3.2">
          <table:table-cell table:style-name="Table3.A2" office:value-type="string">
            <text:p text:style-name="P59">**<text:span text:style-name="T45">*</text:span>TypeBindFinder</text:p>
          </table:table-cell>
          <table:table-cell table:style-name="Table3.B2" office:value-type="string">
            <text:p text:style-name="P59">Parts of a VisitorSet to locate type binds</text:p>
          </table:table-cell>
        </table:table-row>
        <table:table-row table:style-name="Table3.2">
          <table:table-cell table:style-name="Table3.A2" office:value-type="string">
            <text:p text:style-name="P59">***RangeCreator</text:p>
          </table:table-cell>
          <table:table-cell table:style-name="Table3.B2" office:value-type="string">
            <text:p text:style-name="P59">Visitors to create “fixed” and “random” ranges of values</text:p>
          </table:table-cell>
        </table:table-row>
        <table:table-row table:style-name="Table3.2">
          <table:table-cell table:style-name="Table3.A2" office:value-type="string">
            <text:p text:style-name="P59">Sea<text:span text:style-name="T45">r</text:span>chQCVisitor</text:p>
          </table:table-cell>
          <table:table-cell table:style-name="Table3.B2" office:value-type="string">
            <text:p text:style-name="P59">A visitor used by the “search” strategy</text:p>
          </table:table-cell>
        </table:table-row>
        <table:table-row table:style-name="Table3.2">
          <table:table-cell table:style-name="Table3.A2" office:value-type="string">
            <text:p text:style-name="P59"><text:span text:style-name="T24">TotalExpressionVisitor</text:span></text:p>
          </table:table-cell>
          <table:table-cell table:style-name="Table3.B2" office:value-type="string">
            <text:p text:style-name="P59">A visitor used by the “direct” strategy</text:p>
          </table:table-cell>
        </table:table-row>
        <table:table-row table:style-name="Table3.2">
          <table:table-cell table:style-name="Table3.A2" office:value-type="string">
            <text:p text:style-name="P59">TrivialQCVisitor</text:p>
          </table:table-cell>
          <table:table-cell table:style-name="Table3.B2" office:value-type="string">
            <text:p text:style-name="P59">A visitor used by the “trivial” strategy</text:p>
          </table:table-cell>
        </table:table-row>
      </table:table>
      <text:p text:style-name="Text_20_body"/>
      <text:p text:style-name="P60">This package contains a few visitors used either by the strategies, or used in order to locate type binds within PO expressions.</text:p>
      <text:list text:continue-numbering="true" text:style-name="Outline">
        <text:list-item>
          <text:list>
            <text:list-item>
              <text:list>
                <text:list-item>
                  <text:h text:style-name="P44" text:outline-level="3">Comments</text:h>
                </text:list-item>
              </text:list>
            </text:list-item>
          </text:list>
        </text:list-item>
      </text:list>
      <text:p text:style-name="P60">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Heading_20_2" text:outline-level="2"><text:bookmark-start text:name="__RefHeading___Toc900_2867662565"/><text:span text:style-name="T32">The </text:span>annotations <text:span text:style-name="T32">package</text:span><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58">Class Summary</text:p>
          </table:table-cell>
          <table:covered-table-cell/>
        </table:table-row>
        <table:table-row table:style-name="Table4.2">
          <table:table-cell table:style-name="Table4.A2" office:value-type="string">
            <text:p text:style-name="P59">**QuickCheckAnnotation</text:p>
          </table:table-cell>
          <table:table-cell table:style-name="Table4.B2" office:value-type="string">
            <text:p text:style-name="P59">The AST, TC and PO classes for @QuickCheck</text:p>
          </table:table-cell>
        </table:table-row>
        <table:table-row table:style-name="Table4.2">
          <table:table-cell table:style-name="Table4.A2" office:value-type="string">
            <text:p text:style-name="P59">IterableContext</text:p>
          </table:table-cell>
          <table:table-cell table:style-name="Table4.B2" office:value-type="string">
            <text:p text:style-name="P59">A collection of evaluation Contexts, one for each @T binding</text:p>
          </table:table-cell>
        </table:table-row>
      </table:table>
      <text:p text:style-name="Text_20_body"/>
      <text:p text:style-name="P60">The @QuickCheck annotation is provided to allow a specifier to give a list of types to use for polymorphic type parameters when instantiating a function within QuickCheck.</text:p>
      <text:p text:style-name="P61">The syntax for the annotation is one of two possibilities, for VDM-SL and other dialects:</text:p>
      <text:p text:style-name="Preformatted_20_Text">-- @QuickCheck @T = &lt;type&gt; [,&lt;type&gt;*];</text:p>
      <text:p text:style-name="Preformatted_20_Text">-- @QuickCheck @T = new C(&lt;args&gt;);</text:p>
      <text:p text:style-name="Preformatted_20_Text"/>
      <text:p text:style-name="P61">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61">The IterableContext is then used in the main QuickCheck processing to effectively repeat the evaluation with @T parameters bound to alternative types.</text:p>
      <text:list text:continue-numbering="true" text:style-name="Outline">
        <text:list-item>
          <text:list>
            <text:list-item>
              <text:list>
                <text:list-item>
                  <text:h text:style-name="P44" text:outline-level="3">Comments</text:h>
                </text:list-item>
              </text:list>
            </text:list-item>
          </text:list>
        </text:list-item>
      </text:list>
      <text:p text:style-name="P62">This is a fairly crude way to provide the testing of polymorphic functions. It works for now, but it <text:soft-page-break/>probably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text:span text:style-name="T32">The </text:span>quickcheck <text:span text:style-name="T32">package</text:span><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58">Class Summary</text:p>
          </table:table-cell>
          <table:covered-table-cell/>
        </table:table-row>
        <table:table-row table:style-name="Table5.2">
          <table:table-cell table:style-name="Table5.A2" office:value-type="string">
            <text:p text:style-name="P63"/>
          </table:table-cell>
          <table:table-cell table:style-name="Table5.B2" office:value-type="string">
            <text:p text:style-name="P63"/>
          </table:table-cell>
        </table:table-row>
      </table:table>
      <text:p text:style-name="P64"/>
      <text:list text:continue-numbering="true" text:style-name="Outline">
        <text:list-item>
          <text:list>
            <text:list-item>
              <text:list>
                <text:list-item>
                  <text:h text:style-name="P44" text:outline-level="3">Comments</text:h>
                </text:list-item>
              </text:list>
            </text:list-item>
          </text:list>
        </text:list-item>
      </text:list>
      <text:p text:style-name="P65"/>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66"><text:span text:style-name="T46">This section describes the sequence of actions that occur </text:span><text:span text:style-name="T47">during</text:span><text:span text:style-name="T46"> common </text:span><text:span text:style-name="T6">tasks with QuickCheck</text:span><text:span text:style-name="T46">. The intention is to provide a more tangible description of how the classes described in section 2 work </text:span><text:span text:style-name="T48">together </text:span><text:span text:style-name="T46">in practice.</text:span></text:p>
      <text:list text:continue-numbering="true" text:style-name="Outline">
        <text:list-item>
          <text:list>
            <text:list-item>
              <text:h text:style-name="P67" text:outline-level="2"><text:bookmark-start text:name="__RefHeading___Toc2855_1099856280"/>Simple Usage of “qc”<text:bookmark-end text:name="__RefHeading___Toc2855_1099856280"/></text:h>
            </text:list-item>
            <text:list-item>
              <text:h text:style-name="Heading_20_2" text:outline-level="2">Simple Usage of “qr”</text:h>
              <text:list>
                <text:list-item>
                  <text:h text:style-name="P68" text:outline-level="3"><text:span text:style-name="T49">Comments</text:span></text:h>
                </text:list-item>
              </text:list>
            </text:list-item>
          </text:list>
        </text:list-item>
      </text:lis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0"><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6/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2</text:page-number><text:s/>of <text:page-count style:num-format="1">1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296</meta:editing-cycles>
    <meta:editing-duration>P3DT14H46M43S</meta:editing-duration>
    <dc:date>2024-12-16T22:11:05.954838494</dc:date>
    <dc:subject>QuickCheck</dc:subject>
    <meta:print-date>2024-12-16T22:09:37.375384397</meta:print-date>
    <meta:printed-by>PDF files</meta:printed-by>
    <meta:keyword>QuickCheck</meta:keyword>
    <meta:document-statistic meta:table-count="11" meta:image-count="1" meta:object-count="0" meta:page-count="12" meta:paragraph-count="272" meta:word-count="3187" meta:character-count="19990" meta:non-whitespace-character-count="16949"/>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